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94000001621D8EBC90F91AE9EF.png" manifest:media-type="image/png"/>
  <manifest:file-entry manifest:full-path="Pictures/10000201000005D50000016D92CA4EBE6769366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language="fr" fo:country="FR" officeooo:rsid="000f7211" officeooo:paragraph-rsid="000f7211"/>
    </style:style>
    <style:style style:name="P2" style:family="paragraph" style:parent-style-name="Standard">
      <style:text-properties fo:language="fr" fo:country="FR" officeooo:rsid="000f7211" officeooo:paragraph-rsid="00109e9b"/>
    </style:style>
    <style:style style:name="P3" style:family="paragraph" style:parent-style-name="Standard">
      <style:text-properties fo:language="fr" fo:country="FR" officeooo:rsid="00109e9b" officeooo:paragraph-rsid="00109e9b"/>
    </style:style>
    <style:style style:name="P4" style:family="paragraph" style:parent-style-name="Standard">
      <style:text-properties fo:language="fr" fo:country="FR" officeooo:rsid="00109e9b" officeooo:paragraph-rsid="001686ac"/>
    </style:style>
    <style:style style:name="P5" style:family="paragraph" style:parent-style-name="Standard">
      <style:text-properties fo:language="fr" fo:country="FR" officeooo:rsid="00109e9b" officeooo:paragraph-rsid="00196c07"/>
    </style:style>
    <style:style style:name="P6" style:family="paragraph" style:parent-style-name="Standard">
      <style:text-properties fo:language="fr" fo:country="FR" officeooo:rsid="00125895" officeooo:paragraph-rsid="00125895"/>
    </style:style>
    <style:style style:name="P7" style:family="paragraph" style:parent-style-name="Standard">
      <style:text-properties fo:language="fr" fo:country="FR" officeooo:rsid="0017ffea" officeooo:paragraph-rsid="0017ffea"/>
    </style:style>
    <style:style style:name="P8" style:family="paragraph" style:parent-style-name="Standard">
      <style:text-properties fo:language="fr" fo:country="FR" officeooo:rsid="001e1858" officeooo:paragraph-rsid="001e1858"/>
    </style:style>
    <style:style style:name="P9" style:family="paragraph" style:parent-style-name="Standard">
      <style:text-properties fo:language="fr" fo:country="FR" officeooo:rsid="0022f0c2" officeooo:paragraph-rsid="0022f0c2"/>
    </style:style>
    <style:style style:name="P10" style:family="paragraph" style:parent-style-name="Standard">
      <style:text-properties fo:language="fr" fo:country="FR" officeooo:rsid="0022f0c2" officeooo:paragraph-rsid="00269ccf"/>
    </style:style>
    <style:style style:name="P11" style:family="paragraph" style:parent-style-name="Standard">
      <style:text-properties fo:language="fr" fo:country="FR" officeooo:rsid="00196c07" officeooo:paragraph-rsid="0017ffea"/>
    </style:style>
    <style:style style:name="P12" style:family="paragraph" style:parent-style-name="Standard">
      <style:text-properties fo:language="fr" fo:country="FR" officeooo:rsid="0023bae2" officeooo:paragraph-rsid="0023bae2"/>
    </style:style>
    <style:style style:name="P13" style:family="paragraph" style:parent-style-name="Standard">
      <style:text-properties fo:language="fr" fo:country="FR" officeooo:rsid="001afbd4" officeooo:paragraph-rsid="00269ccf"/>
    </style:style>
    <style:style style:name="P14" style:family="paragraph" style:parent-style-name="Standard">
      <style:paragraph-properties fo:text-align="center" style:justify-single-word="false"/>
      <style:text-properties fo:language="fr" fo:country="FR" officeooo:rsid="001fca12" officeooo:paragraph-rsid="001fca12"/>
    </style:style>
    <style:style style:name="P15" style:family="paragraph" style:parent-style-name="Standard">
      <style:paragraph-properties fo:text-align="start" style:justify-single-word="false"/>
      <style:text-properties fo:language="fr" fo:country="FR" officeooo:rsid="00217d9d" officeooo:paragraph-rsid="00269ccf"/>
    </style:style>
    <style:style style:name="P16" style:family="paragraph" style:parent-style-name="Standard">
      <style:paragraph-properties fo:text-align="center" style:justify-single-word="false"/>
      <style:text-properties fo:language="fr" fo:country="FR" officeooo:rsid="00269ccf" officeooo:paragraph-rsid="00269ccf"/>
    </style:style>
    <style:style style:name="P17" style:family="paragraph" style:parent-style-name="Standard">
      <style:text-properties officeooo:paragraph-rsid="0026ef06"/>
    </style:style>
    <style:style style:name="P18" style:family="paragraph" style:parent-style-name="Standard">
      <style:text-properties fo:language="fr" fo:country="FR" officeooo:rsid="0023bae2" officeooo:paragraph-rsid="0023bae2"/>
    </style:style>
    <style:style style:name="P19" style:family="paragraph" style:parent-style-name="Standard">
      <style:text-properties fo:language="fr" fo:country="FR" officeooo:rsid="0027ef6d" officeooo:paragraph-rsid="0027ef6d"/>
    </style:style>
    <style:style style:name="P20" style:family="paragraph" style:parent-style-name="Standard">
      <style:text-properties fo:language="fr" fo:country="FR" officeooo:rsid="0027ef6d" officeooo:paragraph-rsid="00286170"/>
    </style:style>
    <style:style style:name="P21" style:family="paragraph" style:parent-style-name="Standard">
      <style:text-properties fo:language="fr" fo:country="FR" officeooo:rsid="002a3ee2" officeooo:paragraph-rsid="002a3ee2"/>
    </style:style>
    <style:style style:name="P22" style:family="paragraph" style:parent-style-name="Standard">
      <style:paragraph-properties fo:text-align="center" style:justify-single-word="false"/>
      <style:text-properties fo:language="fr" fo:country="FR" officeooo:rsid="001fca12" officeooo:paragraph-rsid="002bae18"/>
    </style:style>
    <style:style style:name="T1" style:family="text">
      <style:text-properties officeooo:rsid="00125895"/>
    </style:style>
    <style:style style:name="T2" style:family="text">
      <style:text-properties officeooo:rsid="0013ac9c"/>
    </style:style>
    <style:style style:name="T3" style:family="text">
      <style:text-properties officeooo:rsid="0014d030"/>
    </style:style>
    <style:style style:name="T4" style:family="text">
      <style:text-properties officeooo:rsid="001686ac"/>
    </style:style>
    <style:style style:name="T5" style:family="text">
      <style:text-properties fo:language="fr" fo:country="FR" officeooo:rsid="0017ffea"/>
    </style:style>
    <style:style style:name="T6" style:family="text">
      <style:text-properties fo:language="fr" fo:country="FR" officeooo:rsid="00196c07"/>
    </style:style>
    <style:style style:name="T7" style:family="text">
      <style:text-properties officeooo:rsid="001e1858"/>
    </style:style>
    <style:style style:name="T8" style:family="text">
      <style:text-properties officeooo:rsid="001e5787"/>
    </style:style>
    <style:style style:name="T9" style:family="text">
      <style:text-properties officeooo:rsid="0022f0c2"/>
    </style:style>
    <style:style style:name="T10" style:family="text">
      <style:text-properties officeooo:rsid="002536ac"/>
    </style:style>
    <style:style style:name="T11" style:family="text">
      <style:text-properties officeooo:rsid="00269ccf"/>
    </style:style>
    <style:style style:name="T12" style:family="text">
      <style:text-properties officeooo:rsid="00217d9d"/>
    </style:style>
    <style:style style:name="T13" style:family="text">
      <style:text-properties officeooo:rsid="0026ef06"/>
    </style:style>
    <style:style style:name="T14" style:family="text">
      <style:text-properties officeooo:rsid="00286170"/>
    </style:style>
    <style:style style:name="T15" style:family="text">
      <style:text-properties officeooo:rsid="002bae18"/>
    </style:style>
    <style:style style:name="T16" style:family="text">
      <style:text-properties fo:font-size="10pt" officeooo:rsid="002bae18" style:font-size-asian="10pt" style:font-size-complex="10pt"/>
    </style:style>
    <style:style style:name="fr1" style:family="graphic" style:parent-style-name="Graphics">
      <style:graphic-properties style:mirror="none" fo:clip="rect(0in, 0in, 0.122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te rendu PLDAC géométrie reconstruction 3D</text:p>
      <text:p text:style-name="P1">BEROUKHIM CHAOUCHE</text:p>
      <text:p text:style-name="P1">encadrants Baskiotis Guigue</text:p>
      <text:p text:style-name="P1">date</text:p>
      <text:p text:style-name="P1"/>
      <text:p text:style-name="P1">Intro</text:p>
      <text:p text:style-name="P1">1) Article</text:p>
      <text:p text:style-name="P3">bases : PyTorch, CNN, VGG, ImageNet, autres trucs mentionnés par Groueix</text:p>
      <text:p text:style-name="P3">exécution du classifieur</text:p>
      <text:p text:style-name="P2"/>
      <text:p text:style-name="P3">2) tSNE</text:p>
      <text:p text:style-name="P3">CNN =&gt; autoencoder ?</text:p>
      <text:p text:style-name="P3"><text:span text:style-name="T1">VGG est un réseau de neurones composé de 36 couches consécutives. Les 30 premières couches </text:span>résume<text:span text:style-name="T1">nt</text:span> l’entrée en un plus petit vecteur, <text:span text:style-name="T1">c’est la partie</text:span> « feature extraction ». <text:span text:style-name="T1">Les couches suivantes réalisent l’étape de classification à proprement parler.</text:span></text:p>
      <text:p text:style-name="P6">La partie classification <text:span text:style-name="T3">de VGG </text:span>ne nous intéressant pas, nous nous servons d<text:span text:style-name="T3">u réseau c</text:span>omme extracteur de caractéristique <text:span text:style-name="T2">en stoppant l’exécution du réseau de neurone à une couche intermédiaire (on récupère un vecteur latent).</text:span></text:p>
      <text:p text:style-name="P17"><text:span text:style-name="T5">VGG prend en entrée des images RGB 224*224, la dimension de l’entrée est donc 224*224*3 = 150 528. Le vecteur latent récupéré est de dimension </text:span><text:span text:style-name="T6">25</text:span><text:span text:style-name="T5"> </text:span><text:span text:style-name="T6">088.</text:span></text:p>
      <text:p text:style-name="P5"/>
      <text:p text:style-name="P4"><text:span text:style-name="T4">L’algorithme t-SNE (</text:span>T-distributed Stochastic Neighbor Embedding<text:span text:style-name="T4">) est un algorithme servant à visualiser des données de grande dimension. Il prend en entrée des points dans un espace de grande dimension et les ramène dans un espace à 2 ou 3 dimensions tout en tentant de préserver les distances entre les points.</text:span></text:p>
      <text:p text:style-name="P11">La dimension des vecteurs latents étant trop élevée, nous commençons par réduire le nombre de dimensions par PCA (Principal Component Analysis) afin de réduire le bruit (<text:span text:style-name="T13">comme demandé dans la documentation de </text:span>sklearn.tSNE).</text:p>
      <text:p text:style-name="P7"/>
      <text:p text:style-name="P7"/>
      <text:p text:style-name="P7"/>
      <text:p text:style-name="P14"><draw:frame draw:style-name="fr1" draw:name="Image1" text:anchor-type="paragraph" svg:width="6.9252in" svg:height="1.6516in" draw:z-index="0"><draw:image xlink:href="Pictures/10000201000005D50000016D92CA4EBE67693660.png" xlink:type="simple" xlink:show="embed" xlink:actuate="onLoad"/></draw:frame>Résultat avec les 13 classes <text:span text:style-name="T16">(pour 3 différents learning rate)</text:span></text:p>
      <text:p text:style-name="P13"/>
      <text:p text:style-name="P13">Les différentes classes d’objet se regroupent à peu près en cluster, <text:span text:style-name="T13">cela démontre la capacité du réseau de neurone à résumer les informations dans un espace de plus petite taille que celle de l’entrée.</text:span></text:p>
      <text:p text:style-name="P22"><draw:frame draw:style-name="fr2" draw:name="Image2" text:anchor-type="paragraph" svg:width="6.9252in" svg:height="1.7165in" draw:z-index="1"><draw:image xlink:href="Pictures/1000020100000594000001621D8EBC90F91AE9EF.png" xlink:type="simple" xlink:show="embed" xlink:actuate="onLoad"/></draw:frame><text:soft-page-break/><text:span text:style-name="T11">Exhibition de</text:span> deux classes confondues et une distincte<text:span text:style-name="T16"> (pour 3 différents learning rate)</text:span></text:p>
      <text:p text:style-name="P16">(r<text:span text:style-name="T12">ouge: avion –</text:span> b<text:span text:style-name="T9">leu: meuble –</text:span> v<text:span text:style-name="T9">ert: enceintes)</text:span></text:p>
      <text:p text:style-name="P15"/>
      <text:p text:style-name="P3">3) <text:span text:style-name="T7">Classifieur</text:span></text:p>
      <text:p text:style-name="P8">Nous avons entraîné un réseau simple prenant en entrée les vecteurs latents <text:span text:style-name="T8">et classifiant en deux classes. Les performances obtenues sont :</text:span></text:p>
      <text:p text:style-name="P10">meuble –<text:span text:style-name="T11"> </text:span>avion<text:tab/>: <text:s/>train 100 % <text:s/>test 100 %</text:p>
      <text:p text:style-name="P9">meuble –<text:span text:style-name="T11"> </text:span>enceintes<text:tab/>: <text:s/>train 78 % <text:s text:c="3"/>test 66 %</text:p>
      <text:p text:style-name="P1"/>
      <text:p text:style-name="P1"/>
      <text:p text:style-name="P12">4) Distances</text:p>
      <text:p text:style-name="P12">Chamfer minimise</text:p>
      <text:p text:style-name="P12">pour chaque P et MLP la distance au Q le plus proche.</text:p>
      <text:p text:style-name="P12">Les MLP doivent bien atteindre <text:span text:style-name="T10">un</text:span> Q</text:p>
      <text:p text:style-name="P12"/>
      <text:p text:style-name="P12">pour chaque Q la distance au P MLP le plus proche</text:p>
      <text:p text:style-name="P12">Les Q doivent bien être atteint par un MLP</text:p>
      <text:p text:style-name="P12"/>
      <text:p text:style-name="P19">5) Explication article</text:p>
      <text:p text:style-name="P19">A partir de nuages de points, on génère des images 2D. A partir d<text:span text:style-name="T14">e ces </text:span>image<text:span text:style-name="T14">s</text:span> 2D, on peut entraîner un réseau <text:span text:style-name="T14">pour deux tâches distinctes : </text:span></text:p>
      <text:p text:style-name="P20"><text:s text:c="2"/><text:span text:style-name="T14">- </text:span>reconstruire le nuage de point <text:span text:style-name="T14">(c’est ce que fait PointNet)</text:span></text:p>
      <text:p text:style-name="P20"><text:s text:c="2"/>-<text:span text:style-name="T14"> </text:span>classifier les images <text:span text:style-name="T14">(c’est ce que font ResNet et VGG)</text:span></text:p>
      <text:p text:style-name="P21">Bien que notre but soit de reconstruire un nuage de point, on pourra essayer de reconstruire les nuages de points à partir des vecteurs latents issus des réseaux de neurones classifieurs.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1T10:37:57.989434049</meta:creation-date>
    <dc:date>2019-02-19T22:20:19.406456788</dc:date>
    <meta:editing-duration>PT10H54M48S</meta:editing-duration>
    <meta:editing-cycles>12</meta:editing-cycles>
    <meta:generator>LibreOffice/5.2.7.2$Linux_X86_64 LibreOffice_project/20m0$Build-2</meta:generator>
    <meta:document-statistic meta:table-count="0" meta:image-count="2" meta:object-count="0" meta:page-count="2" meta:paragraph-count="34" meta:word-count="449" meta:character-count="2712" meta:non-whitespace-character-count="2282"/>
  </office:meta>
</office:document-meta>
</file>